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423cm" fo:margin-bottom="0.423cm" style:contextual-spacing="false" style:line-height-at-least="0.176cm"/>
      <style:text-properties officeooo:paragraph-rsid="000e76af"/>
    </style:style>
    <style:style style:name="P2" style:family="paragraph" style:parent-style-name="Standard">
      <style:text-properties officeooo:paragraph-rsid="000e76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Kill a Mockingbird" is a classic novel written by American author Harper Lee, first published in 1960. It is set in a small Southern town during the Great Depression and focuses on the trial of a black man accused of raping a white woman, as well as the experiences of a young girl, Scout Finch, as she grows up and learns about racism, disbenefit, and the importance of empathy and justice.</text:p>
      <text:p text:style-name="P1">The novel is narrated by Scout, who is six years old at the start of the story. She lives with Jem, her older brother, and their widowed father, Atticus, who is a lawyer. When Atticus is appointed to defend Tom Robinson, a black man accused of raping a white woman, the children become the targets of racist taunts and threats from the townspeople. Despite this, Atticus teaches his children to see things from others' perspectives and to stand up for what is right, even if it means going against the norm.</text:p>
      <text:p text:style-name="P1">In the novel, Lee explores the themes of racism, prejudice, and the destruction of innocence. She depicts a society where racism and bias are deeply ingrained and where black people are seen as inferior to whites. Lee also shows how prejudice affects individuals, as seen in the character of Boo Radley, a withdrawn neighbor whom the children fear until they learn the truth about him.</text:p>
      <text:p text:style-name="P1">Another theme that runs through “To kill a Mockingbird” is the importance of empathy and understanding. Through the character of Atticus, Lee shows readers the value of treating others with respect and kindness, regardless of their background or social status. Atticus teaches his children to see things from others' perspectives and to recognize the humanity in all people.</text:p>
      <text:p text:style-name="P1">Lee also explores the idea of the destruction of innocence, as the children learn about the harsh realities of racism and prejudice in their community. Through their experiences, they come to realize that the world is not always fair and that there are people who are willing to do terrible things to maintain their power and privilege.</text:p>
      <text:p text:style-name="P1">In conclusion, "To Kill a Mockingbird" is a powerful novel that explores the themes of racism, prejudice, empathy, and the destruction of innocence. Through the eyes of a young girl, readers are able to see the jarring realities of a society that is deeply divided. However, the novel also offers hope, as it shows that individuals can make a difference by standing up for what is right and by treating others with kindness and respect.</text:p>
      <text:p text:style-name="P2">(420 wo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8T19:56:40.401000000</meta:creation-date>
    <dc:date>2023-05-28T19:56:52.785000000</dc:date>
    <meta:editing-duration>PT12S</meta:editing-duration>
    <meta:editing-cycles>1</meta:editing-cycles>
    <meta:document-statistic meta:table-count="0" meta:image-count="0" meta:object-count="0" meta:page-count="1" meta:paragraph-count="7" meta:word-count="420" meta:character-count="2444" meta:non-whitespace-character-count="2031"/>
    <meta:generator>LibreOffice/7.5.2.2$Windows_X86_64 LibreOffice_project/53bb9681a964705cf672590721dbc85eb4d0c3a2</meta:generator>
  </office:meta>
</office:document-meta>
</file>